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1.1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0" calcext:value-type="date">
            <text:p>30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mplementacja oraz zgłębianie wiedzy o JSON Web Token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róba implementacji odświeżalnego JSON Web Tokena – zakończona niepowodzeniem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nowna próba implementacji nieudana. Dodanie klasy JwtUtil. Rozszerzenie oraz zmiana JwtToken</text:p>
          </table:table-cell>
        </table:table-row>
        <table:table-row table:style-name="ro2" table:number-rows-repeated="7">
          <table:table-cell table:style-name="ce2"/>
          <table:table-cell table:style-name="ce5"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.00.0000</text:date>, <text:time style:data-style-name="N2" text:time-value="09:26:46.36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03T09:27:40.177000000</dc:date>
    <meta:editing-duration>PT33M5S</meta:editing-duration>
    <meta:editing-cycles>25</meta:editing-cycles>
    <meta:generator>LibreOffice/6.4.2.2$Windows_X86_64 LibreOffice_project/4e471d8c02c9c90f512f7f9ead8875b57fcb1ec3</meta:generator>
    <meta:document-statistic meta:table-count="1" meta:cell-count="60" meta:object-count="0"/>
  </office:meta>
</office:document-meta>
</file>